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881E2531.png" manifest:media-type="image/png"/>
  <manifest:file-entry manifest:full-path="Pictures/100021B200009698000054AB05C55A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subtitle">
      <style:graphic-properties draw:fill-color="#ffffff" fo:min-height="12.366cm"/>
    </style:style>
    <style:style style:name="pr2" style:family="presentation" style:parent-style-name="Metropolis-notes">
      <style:graphic-properties draw:fill-color="#ffffff" fo:min-height="14cm"/>
    </style:style>
    <style:style style:name="pr3" style:family="presentation" style:parent-style-name="Metropolis-title">
      <style:graphic-properties draw:auto-grow-height="true" fo:min-height="2.667cm"/>
    </style:style>
    <style:style style:name="pr4" style:family="presentation" style:parent-style-name="Metropolis-subtitle">
      <style:graphic-properties draw:fill-color="#ffffff" fo:min-height="12.179cm"/>
    </style:style>
    <style:style style:name="pr5" style:family="presentation" style:parent-style-name="Metropolis-notes">
      <style:graphic-properties draw:fill-color="#ffffff" draw:auto-grow-height="true" fo:min-height="14cm"/>
    </style:style>
    <style:style style:name="pr6" style:family="presentation" style:parent-style-name="Metropolis-title">
      <style:graphic-properties fo:min-height="2.667cm"/>
    </style:style>
    <style:style style:name="pr7" style:family="presentation" style:parent-style-name="Metropolis-outline1">
      <style:graphic-properties fo:min-height="15.99cm"/>
    </style:style>
    <style:style style:name="P1" style:family="paragraph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32">
        <draw:frame presentation:style-name="pr1" draw:layer="layout" svg:width="14.8cm" svg:height="12.366cm" svg:x="6.6cm" svg:y="-4.166cm" presentation:class="subtitle" presentation:user-transformed="true">
          <draw:text-box>
            <text:p>Gi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0">
        <draw:frame presentation:style-name="pr3" draw:layer="layout" svg:width="14.8cm" svg:height="2.667cm" svg:x="6.6cm" svg:y="0.8cm" presentation:class="title">
          <draw:text-box>
            <text:p>History</text:p>
          </draw:text-box>
        </draw:frame>
        <draw:frame presentation:style-name="pr4" draw:layer="layout" svg:width="25.199cm" svg:height="12.179cm" svg:x="1.4cm" svg:y="4.914cm" presentation:class="subtitle" presentation:user-transformed="true">
          <draw:text-box>
            <text:p>Types of Version Control Systems :</text:p>
            <text:p>1. Single File</text:p>
            <text:p>2. Multi File -</text:p>
            <text:p><text:tab/>a. Centralised</text:p>
            <text:p><text:tab/>b. Distributed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3T1">
        <draw:frame presentation:style-name="pr6" draw:layer="layout" svg:width="14.8cm" svg:height="2.667cm" svg:x="6.6cm" svg:y="0.8cm" presentation:class="title">
          <draw:text-box>
            <text:p>Git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2">
              <text:list-item>
                <text:p>Version Control System</text:p>
              </text:list-item>
              <text:list-item>
                <text:p>Distribut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3T1">
        <draw:frame presentation:style-name="pr6" draw:layer="layout" svg:width="14.8cm" svg:height="2.667cm" svg:x="6.6cm" svg:y="0.8cm" presentation:class="title">
          <draw:text-box>
            <text:p>Configuration<text:tab/></text:p>
          </draw:text-box>
        </draw:frame>
        <draw:frame presentation:style-name="pr7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git config --global user.name "YOUR NAME"</text:p>
              </text:list-item>
              <text:list-item>
                <text:p>git config --global user.email "YOUR EMAIL ADDRESS"</text:p>
              </text:list-item>
              <text:list-item>
                <text:p>Git config --global alias.aliasname “command” </text:p>
              </text:list-item>
              <text:list-item>
                <text:p>Git config --list or cat .git/config -&gt; see all configured valu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3T1">
        <draw:frame presentation:style-name="pr6" draw:layer="layout" svg:width="14.8cm" svg:height="2.667cm" svg:x="6.6cm" svg:y="0.8cm" presentation:class="title" presentation:user-transformed="true">
          <draw:text-box>
            <text:p>Local Repo</text:p>
          </draw:text-box>
        </draw:frame>
        <draw:frame presentation:style-name="pr7" draw:layer="layout" svg:width="25.2cm" svg:height="16.24cm" svg:x="1.6cm" svg:y="4.36cm" presentation:class="outline" presentation:user-transformed="true">
          <draw:text-box>
            <text:list text:style-name="L2">
              <text:list-item>
                <text:p>git init -&gt; create repo</text:p>
              </text:list-item>
              <text:list-item>
                <text:p>git status</text:p>
              </text:list-item>
              <text:list-item>
                <text:p>git add -u -&gt; add updated files to stage</text:p>
              </text:list-item>
              <text:list-item>
                <text:p>git add -a -&gt; add new files to stage</text:p>
              </text:list-item>
              <text:list-item>
                <text:p><text:s/>Git add filename</text:p>
              </text:list-item>
              <text:list-item>
                <text:p>Git commit -m “Commit Message”</text:p>
              </text:list-item>
              <text:list-item>
                <text:p>Git log -&gt; see all the commits ... --oneline --graph</text:p>
              </text:list-item>
              <text:list-item>
                <text:p>Git shortlog -&gt; see authors aggregated logs... -sne to see only number of commits of authors</text:p>
              </text:list-item>
              <text:list-item>
                <text:p>Git reflog -&gt; to see history of where HEAD had pointed...useful <text:s/>when commits are not made at certain points and we want to refer the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3T1">
        <draw:frame presentation:style-name="pr6" draw:layer="layout" svg:width="14.8cm" svg:height="2.667cm" svg:x="6.6cm" svg:y="0.8cm" presentation:class="title">
          <draw:text-box>
            <text:p>Local Repo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2">
              <text:list-item>
                <text:p>Git clean -n -&gt; shows what will be cleaned</text:p>
              </text:list-item>
              <text:list-item>
                <text:p>Git clean -f -&gt; cleans the untracked files and directories</text:p>
              </text:list-item>
              <text:list-item>
                <text:p>To ignore a file while commiting...create .gitignore file and write eg., /logs logs/log.txt then git add .gitignore then git commit -m “”</text:p>
              </text:list-item>
              <text:list-item>
                <text:p>Git show HEAD~n -&gt; show the commit at nth position after HEAD...git show commithash</text:p>
              </text:list-item>
              <text:list-item>
                <text:p>Git diff -&gt; see the differnece between commits, working trees, etc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3T1">
        <draw:frame presentation:style-name="pr6" draw:layer="layout" svg:width="14.8cm" svg:height="2.667cm" svg:x="6.6cm" svg:y="0.8cm" presentation:class="title">
          <draw:text-box>
            <text:p>Local Repo</text:p>
          </draw:text-box>
        </draw:frame>
        <draw:frame presentation:style-name="pr7" draw:layer="layout" svg:width="25.2cm" svg:height="16.24cm" svg:x="1.6cm" svg:y="4.4cm" presentation:class="outline" presentation:user-transformed="true">
          <draw:text-box>
            <text:list text:style-name="L2">
              <text:list-item>
                <text:p>Git stash -&gt; to ignore uncommited change for now.... --list to see the stashed changes</text:p>
              </text:list-item>
              <text:list-item>
                <text:p>Git stash apply -&gt; to apply the last stashed change</text:p>
              </text:list-item>
              <text:list-item>
                <text:p>Git stash pop -&gt; to pop the last stashed change from stash list and apply it</text:p>
              </text:list-item>
              <text:list-item>
                <text:p>Git stash drop -&gt; to just pop the last stashes chnage...it will be lost forever</text:p>
              </text:list-item>
              <text:list-item>
                <text:p>Git stash branch branchname -&gt; to pop from list of current branch and apply to the given branchnam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3T1">
        <draw:frame presentation:style-name="pr6" draw:layer="layout" svg:width="14.8cm" svg:height="2.667cm" svg:x="6.6cm" svg:y="0.8cm" presentation:class="title">
          <draw:text-box>
            <text:p>Important Terms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2">
              <text:list-item>
                <text:p>HEAD -&gt; points to last commit by default</text:p>
              </text:list-item>
              <text:list-item>
                <text:p>Commit history (.git), Working Directory, Staging Area : </text:p>
                <text:list>
                  <text:list-item>
                    <text:p><text:s/>https://git-scm.com/book/en/v2/Getting-Started-Git-Basics</text:p>
                  </text:list-item>
                  <text:list-item>
                    <text:p><text:s text:c="45"/>http://stackoverflow.com/questions/6635458/what-is-the-difference-between-the-working-directory-and-the-git-index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3T1">
        <draw:frame presentation:style-name="pr6" draw:layer="layout" svg:width="14.8cm" svg:height="3.481cm" svg:x="6.6cm" svg:y="0.393cm" presentation:class="title" presentation:user-transformed="true">
          <draw:text-box>
            <text:p>Reset-Checkout-Revert</text:p>
          </draw:text-box>
        </draw:frame>
        <draw:frame presentation:style-name="pr7" draw:layer="layout" svg:width="25.2cm" svg:height="16.24cm" svg:x="1.6cm" svg:y="4.16cm" presentation:class="outline" presentation:user-transformed="true">
          <draw:text-box>
            <text:list text:style-name="L2">
              <text:list-item>
                <text:p>https://www.atlassian.com/git/tutorials/resetting-checking-out-and-reverting</text:p>
              </text:list-item>
              <text:list-item>
                <text:p>Git checkout -&gt; moves head to specified commit hash or branch but just for lookup...if filename given then undo the changes to that file..dangling previous head problem</text:p>
              </text:list-item>
              <text:list-item>
                <text:p>Git reset -&gt; moves head to specified location...--soft effects commit history...--hard effects staging and commit history...--mixed effects working,staging and commit history...if filename then unstages</text:p>
              </text:list-item>
              <text:list-item>
                <text:p>Git revert -&gt; moves head to specified location and also undos all the changes that were after given location...can't specify fil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3T1">
        <draw:frame presentation:style-name="pr6" draw:layer="layout" svg:width="14.8cm" svg:height="2.667cm" svg:x="6.6cm" svg:y="0.8cm" presentation:class="title">
          <draw:text-box>
            <text:p>Remote Repo<text:tab/></text:p>
          </draw:text-box>
        </draw:frame>
        <draw:frame presentation:style-name="pr7" draw:layer="layout" svg:width="25.2cm" svg:height="16.24cm" svg:x="1.625cm" svg:y="4.417cm" presentation:class="outline" presentation:user-transformed="true">
          <draw:text-box>
            <text:list text:style-name="L2">
              <text:list-item>
                <text:p>Git clone url -&gt; to clone a remote repo</text:p>
              </text:list-item>
              <text:list-item>
                <text:p>URL : HTTPs or SSH(https://help.github.com/articles/which-remote-url-should-i-use/)</text:p>
              </text:list-item>
              <text:list-item>
                <text:p>Git remote -v -&gt; to see the fetch and push URL</text:p>
              </text:list-item>
              <text:list-item>
                <text:p>To add remote repo to current repo</text:p>
                <text:list>
                  <text:list-item>
                    <text:p>Git remote add origin/anyname URL</text:p>
                    <text:list>
                      <text:list-item>
                        <text:p>Git fetch origin -&gt; fetch the repo contents</text:p>
                      </text:list-item>
                      <text:list-item>
                        <text:p>Git merge origin/master -&gt; merge both the repo</text:p>
                      </text:list-item>
                      <text:list-item>
                        <text:p>OR</text:p>
                      </text:list-item>
                      <text:list-item>
                        <text:p>Git pull origin master</text:p>
                      </text:list-item>
                      <text:list-item>
                        <text:p>OR</text:p>
                      </text:list-item>
                      <text:list-item>
                        <text:p>Git branch --set-upstream master origin/master</text:p>
                      </text:list-item>
                      <text:list-item>
                        <text:p>Git pul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3T1">
        <draw:frame presentation:style-name="pr6" draw:layer="layout" svg:width="14.8cm" svg:height="2.667cm" svg:x="6.6cm" svg:y="0.8cm" presentation:class="title">
          <draw:text-box>
            <text:p>Remote Repo<text:tab/>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2">
              <text:list-item>
                <text:p>Git push -&gt; to update remote repo with changes of local repo ... asks username and password everytime for HTTPs connection while for SSH won't ask everytime</text:p>
              </text:list-item>
              <text:list-item>
                <text:p>Git remote rm origin -&gt; to remove the remote repo</text:p>
              </text:list-item>
              <text:list-item>
                <text:p>Git push origin localbranchname:newbranchname -&gt; to push local branch with other name...to delete git push origin :newnam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3T1">
        <draw:frame presentation:style-name="pr6" draw:layer="layout" svg:width="14.8cm" svg:height="2.667cm" svg:x="6.6cm" svg:y="0.8cm" presentation:class="title">
          <draw:text-box>
            <text:p>Branching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2">
              <text:list-item>
                <text:p>https://www.atlassian.com/git/tutorials/using-branches/git-merge</text:p>
              </text:list-item>
              <text:list-item>
                <text:p>Git branch -&gt; to see local branches.... -r to see remote... -d to delete branch ... -D to forcefully delete unmerged branch...-m to rename a branch</text:p>
              </text:list-item>
              <text:list-item>
                <text:p>Git branch branchname commitno -&gt; to recover a deleted branch</text:p>
              </text:list-item>
              <text:list-item>
                <text:p>Git checkout branchname -&gt; to go to that branch</text:p>
              </text:list-item>
              <text:list-item>
                <text:p>Git rev-parse branchname -&gt; to see the commithash of branchname</text:p>
              </text:list-item>
              <text:list-item>
                <text:p>Git show commithash -&gt; details of that commi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3T1">
        <draw:frame presentation:style-name="pr6" draw:layer="layout" svg:width="14.8cm" svg:height="2.667cm" svg:x="6.6cm" svg:y="0.8cm" presentation:class="title">
          <draw:text-box>
            <text:p>Tags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2">
              <text:list-item>
                <text:p>Git tag tagname -&gt; to create a tag...just a name <text:s/>for a current commit hash... -a to create with message... -s to create signed tag... -v to verify the tag with signed message</text:p>
              </text:list-item>
              <text:list-item>
                <text:p>Git push --tag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3T1">
        <draw:frame presentation:style-name="pr6" draw:layer="layout" svg:width="14.8cm" svg:height="2.667cm" svg:x="6.6cm" svg:y="0.8cm" presentation:class="title" presentation:user-transformed="true">
          <draw:text-box>
            <text:p>Merge-<text:tab/>Rebase</text:p>
          </draw:text-box>
        </draw:frame>
        <draw:frame presentation:style-name="pr7" draw:layer="layout" svg:width="25.2cm" svg:height="16.24cm" svg:x="1.4cm" svg:y="4.76cm" presentation:class="outline" presentation:user-transformed="true">
          <draw:text-box>
            <text:list text:style-name="L2">
              <text:list-item>
                <text:p><text:s/>https://www.atlassian.com/git/tutorials/merging-vs-rebasing/the-golden-rule-of-rebasing</text:p>
              </text:list-item>
              <text:list-item>
                <text:p>http://stackoverflow.com/questions/134882/undoing-a-git-rebase</text:p>
              </text:list-item>
              <text:list-item>
                <text:p>Git merge branchname -&gt; to merge the current branch with given branch... it actually creates a combined commit of given branch commits and appends it to end of current branch</text:p>
              </text:list-item>
              <text:list-item>
                <text:p>Git rebase num1 num2 num3 -&gt; to attach the commits after <text:s/>num2 till num3 at the end of num1...the commits from (num2,num3] are recreated....num represents commit hash</text:p>
              </text:list-item>
              <text:list-item>
                <text:p>Git cherry-pick commitno -&gt; to include only few changes from other branch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3T1">
        <draw:frame presentation:style-name="pr6" draw:layer="layout" svg:width="14.8cm" svg:height="3.489cm" svg:x="6.6cm" svg:y="0.389cm" presentation:class="title" presentation:user-transformed="true">
          <draw:text-box>
            <text:p>To remove last pushed commit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2">
              <text:list-item>
                <text:p>Method 1:</text:p>
                <text:list>
                  <text:list-item>
                    <text:p>Git rebase -i HEAD~2 : choose what commits to keep</text:p>
                  </text:list-item>
                  <text:list-item>
                    <text:p>Git push origin +master : forcefully push</text:p>
                  </text:list-item>
                </text:list>
              </text:list-item>
              <text:list-item>
                <text:p>Method 2:</text:p>
                <text:list>
                  <text:list-item>
                    <text:p>Git reset –hard HEAD~2</text:p>
                  </text:list-item>
                  <text:list-item>
                    <text:p>Git push origin +ma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3T1">
        <draw:frame presentation:style-name="pr6" draw:layer="layout" svg:width="14.8cm" svg:height="2.667cm" svg:x="6.6cm" svg:y="0.8cm" presentation:class="title">
          <draw:text-box>
            <text:p>Mergetool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2">
              <text:list-item>
                <text:p>Vimdiff tool</text:p>
                <text:list>
                  <text:list-item>
                    <text:p>Commands</text:p>
                    <text:list>
                      <text:list-item>
                        <text:p>:diffget RE/BA/L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21B200009698000054AB05C55AC6.svg" xlink:type="simple" xlink:show="embed" xlink:actuate="onLoad">
          <text:p/>
        </draw:image>
        <draw:image xlink:href="Pictures/10000201000003AF00000212881E2531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3T18:04:23.344515896</meta:creation-date>
    <meta:generator>LibreOffice/4.2.8.2$Linux_X86_64 LibreOffice_project/420m0$Build-2</meta:generator>
    <dc:date>2016-01-18T15:06:59.511205150</dc:date>
    <meta:editing-duration>PT1H25M24S</meta:editing-duration>
    <meta:editing-cycles>31</meta:editing-cycles>
    <meta:document-statistic meta:object-count="96"/>
  </office:meta>
</office:document-meta>
</file>